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 MT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Title">
      <style:paragraph-properties fo:margin-top="0.185cm" fo:margin-bottom="0cm" style:contextual-spacing="false" fo:text-align="justify" style:justify-single-word="false"/>
      <style:text-properties officeooo:paragraph-rsid="0011ee6c"/>
    </style:style>
    <style:style style:name="P2" style:family="paragraph" style:parent-style-name="Heading_20_1" style:list-style-name="WWNum1">
      <style:paragraph-properties fo:margin-left="0.457cm" fo:margin-right="0cm" fo:margin-top="0.441cm" fo:margin-bottom="0cm" style:contextual-spacing="false" fo:line-height="100%" fo:text-align="justify" style:justify-single-word="false" fo:text-indent="-0.455cm" style:auto-text-indent="false">
        <style:tab-stops>
          <style:tab-stop style:position="0.457cm"/>
        </style:tab-stops>
      </style:paragraph-properties>
      <style:text-properties officeooo:paragraph-rsid="0011ee6c"/>
    </style:style>
    <style:style style:name="P3" style:family="paragraph" style:parent-style-name="List_20_Paragraph" style:list-style-name="WWNum1">
      <style:paragraph-properties fo:margin-left="1.272cm" fo:margin-right="0.452cm" fo:margin-top="0.074cm" fo:margin-bottom="0cm" style:contextual-spacing="false" fo:line-height="115%" fo:text-align="justify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4" style:family="paragraph" style:parent-style-name="List_20_Paragraph" style:list-style-name="WWNum1">
      <style:paragraph-properties fo:margin-left="1.272cm" fo:margin-right="0.857cm" fo:margin-top="0.351cm" fo:margin-bottom="0cm" style:contextual-spacing="false" fo:line-height="115%" fo:text-align="justify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5" style:family="paragraph" style:parent-style-name="List_20_Paragraph" style:list-style-name="WWNum1">
      <style:paragraph-properties fo:margin-left="1.272cm" fo:margin-right="0cm" fo:margin-top="0.349cm" fo:margin-bottom="0cm" style:contextual-spacing="false" fo:line-height="100%" fo:text-align="justify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6" style:family="paragraph" style:parent-style-name="List_20_Paragraph">
      <style:paragraph-properties fo:margin-left="1.272cm" fo:margin-right="0cm" fo:margin-top="0.349cm" fo:margin-bottom="0cm" style:contextual-spacing="false" fo:line-height="100%" fo:text-align="justify" style:justify-single-word="false" fo:text-indent="-0.635cm" style:auto-text-indent="false">
        <style:tab-stops>
          <style:tab-stop style:position="1.272cm"/>
        </style:tab-stops>
      </style:paragraph-properties>
      <style:text-properties fo:font-size="11pt" fo:letter-spacing="-0.007cm" officeooo:paragraph-rsid="0011ee6c" style:font-size-asian="11pt"/>
    </style:style>
    <style:style style:name="P7" style:family="paragraph" style:parent-style-name="List_20_Paragraph">
      <style:paragraph-properties fo:margin-left="1.272cm" fo:margin-right="0cm" fo:margin-top="0.349cm" fo:margin-bottom="0cm" style:contextual-spacing="false" fo:line-height="100%" fo:text-align="justify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8" style:family="paragraph" style:parent-style-name="List_20_Paragraph">
      <style:paragraph-properties fo:margin-left="0cm" fo:margin-right="0cm" fo:margin-top="0.349cm" fo:margin-bottom="0cm" style:contextual-spacing="false" fo:line-height="100%" fo:text-align="justify" style:justify-single-word="false" fo:text-indent="0cm" style:auto-text-indent="false">
        <style:tab-stops>
          <style:tab-stop style:position="1.272cm"/>
        </style:tab-stops>
      </style:paragraph-properties>
      <style:text-properties fo:font-size="11pt" fo:letter-spacing="-0.007cm" officeooo:paragraph-rsid="0011ee6c" style:font-size-asian="11pt"/>
    </style:style>
    <style:style style:name="P9" style:family="paragraph" style:parent-style-name="Heading_20_1" style:list-style-name="WWNum1">
      <style:paragraph-properties fo:margin-left="0.457cm" fo:margin-right="0cm" fo:margin-top="0.429cm" fo:margin-bottom="0cm" style:contextual-spacing="false" fo:line-height="100%" fo:text-align="justify" style:justify-single-word="false" fo:text-indent="-0.455cm" style:auto-text-indent="false">
        <style:tab-stops>
          <style:tab-stop style:position="0.457cm"/>
        </style:tab-stops>
      </style:paragraph-properties>
      <style:text-properties officeooo:paragraph-rsid="0011ee6c"/>
    </style:style>
    <style:style style:name="P10" style:family="paragraph" style:parent-style-name="List_20_Paragraph" style:list-style-name="WWNum1">
      <style:paragraph-properties fo:margin-left="1.272cm" fo:margin-right="1.875cm" fo:margin-top="0.074cm" fo:margin-bottom="0cm" style:contextual-spacing="false" fo:line-height="115%" fo:text-align="justify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11" style:family="paragraph" style:parent-style-name="List_20_Paragraph" style:list-style-name="WWNum1">
      <style:paragraph-properties fo:margin-left="1.272cm" fo:margin-right="1.385cm" fo:margin-top="0.351cm" fo:margin-bottom="0cm" style:contextual-spacing="false" fo:line-height="115%" fo:text-align="justify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12" style:family="paragraph" style:parent-style-name="List_20_Paragraph" style:list-style-name="WWNum1">
      <style:paragraph-properties fo:margin-left="1.272cm" fo:margin-right="0cm" fo:margin-top="0.351cm" fo:margin-bottom="0cm" style:contextual-spacing="false" fo:line-height="100%" fo:text-align="justify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13" style:family="paragraph" style:parent-style-name="List_20_Paragraph">
      <style:paragraph-properties fo:margin-left="1.272cm" fo:margin-right="0cm" fo:margin-top="0.351cm" fo:margin-bottom="0cm" style:contextual-spacing="false" fo:line-height="100%" fo:text-align="justify" style:justify-single-word="false" fo:text-indent="-0.635cm" style:auto-text-indent="false">
        <style:tab-stops>
          <style:tab-stop style:position="1.272cm"/>
        </style:tab-stops>
      </style:paragraph-properties>
      <style:text-properties fo:font-size="11pt" fo:letter-spacing="-0.007cm" officeooo:paragraph-rsid="0011ee6c" style:font-size-asian="11pt"/>
    </style:style>
    <style:style style:name="P14" style:family="paragraph" style:parent-style-name="List_20_Paragraph">
      <style:paragraph-properties fo:margin-left="1.272cm" fo:margin-right="0cm" fo:margin-top="0.351cm" fo:margin-bottom="0cm" style:contextual-spacing="false" fo:line-height="100%" fo:text-align="justify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15" style:family="paragraph" style:parent-style-name="Heading_20_1" style:list-style-name="WWNum1">
      <style:paragraph-properties fo:margin-left="0.457cm" fo:margin-right="0cm" fo:margin-top="0.427cm" fo:margin-bottom="0cm" style:contextual-spacing="false" fo:line-height="100%" fo:text-align="justify" style:justify-single-word="false" fo:text-indent="-0.455cm" style:auto-text-indent="false">
        <style:tab-stops>
          <style:tab-stop style:position="0.457cm"/>
        </style:tab-stops>
      </style:paragraph-properties>
      <style:text-properties officeooo:paragraph-rsid="0011ee6c"/>
    </style:style>
    <style:style style:name="P16" style:family="paragraph" style:parent-style-name="List_20_Paragraph" style:list-style-name="WWNum1">
      <style:paragraph-properties fo:margin-left="1.272cm" fo:margin-right="0.681cm" fo:margin-top="0.074cm" fo:margin-bottom="0cm" style:contextual-spacing="false" fo:line-height="115%" fo:text-align="justify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17" style:family="paragraph" style:parent-style-name="List_20_Paragraph" style:list-style-name="WWNum1">
      <style:paragraph-properties fo:margin-left="1.272cm" fo:margin-right="0.545cm" fo:margin-top="0.351cm" fo:margin-bottom="0cm" style:contextual-spacing="false" fo:line-height="115%" fo:text-align="justify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18" style:family="paragraph" style:parent-style-name="List_20_Paragraph">
      <style:paragraph-properties fo:margin-left="0.637cm" fo:margin-right="0cm" fo:margin-top="0.351cm" fo:margin-bottom="0cm" style:contextual-spacing="false" fo:line-height="100%" fo:text-align="justify" style:justify-single-word="false" fo:text-indent="0cm" style:auto-text-indent="false">
        <style:tab-stops>
          <style:tab-stop style:position="1.272cm"/>
        </style:tab-stops>
      </style:paragraph-properties>
      <style:text-properties fo:font-size="11pt" fo:letter-spacing="-0.007cm" officeooo:paragraph-rsid="0011ee6c" style:font-size-asian="11pt"/>
    </style:style>
    <style:style style:name="P19" style:family="paragraph" style:parent-style-name="List_20_Paragraph" style:list-style-name="WWNum1">
      <style:paragraph-properties fo:margin-left="1.272cm" fo:margin-right="1.032cm" fo:margin-top="0.074cm" fo:margin-bottom="0cm" style:contextual-spacing="false" fo:line-height="115%" fo:text-align="justify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20" style:family="paragraph" style:parent-style-name="List_20_Paragraph" style:list-style-name="WWNum1">
      <style:paragraph-properties fo:margin-left="1.272cm" fo:margin-right="0.607cm" fo:margin-top="0.349cm" fo:margin-bottom="0cm" style:contextual-spacing="false" fo:line-height="115%" fo:text-align="justify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21" style:family="paragraph" style:parent-style-name="List_20_Paragraph">
      <style:paragraph-properties fo:margin-left="0cm" fo:margin-right="0cm" fo:margin-top="0.351cm" fo:margin-bottom="0cm" style:contextual-spacing="false" fo:line-height="100%" fo:text-align="justify" style:justify-single-word="false" fo:text-indent="0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22" style:family="paragraph" style:parent-style-name="List_20_Paragraph">
      <style:paragraph-properties fo:margin-left="0.6cm" fo:margin-right="0cm" fo:margin-top="0.351cm" fo:margin-bottom="0cm" style:contextual-spacing="false" fo:line-height="100%" fo:text-align="justify" style:justify-single-word="false" fo:orphans="0" fo:widows="0" fo:text-indent="0cm" style:auto-text-indent="false" style:writing-mode="lr-tb">
        <style:tab-stops>
          <style:tab-stop style:position="0cm"/>
        </style:tab-stops>
      </style:paragraph-properties>
      <style:text-properties officeooo:paragraph-rsid="0011ee6c"/>
    </style:style>
    <style:style style:name="P23" style:family="paragraph" style:parent-style-name="List_20_Paragraph" style:list-style-name="WWNum1">
      <style:paragraph-properties fo:margin-left="1.272cm" fo:margin-right="0.053cm" fo:margin-top="0.074cm" fo:margin-bottom="0cm" style:contextual-spacing="false" fo:line-height="115%" fo:text-align="justify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24" style:family="paragraph" style:parent-style-name="List_20_Paragraph" style:list-style-name="WWNum1">
      <style:paragraph-properties fo:margin-left="1.272cm" fo:margin-right="0.568cm" fo:margin-top="0.351cm" fo:margin-bottom="0cm" style:contextual-spacing="false" fo:line-height="115%" fo:text-align="justify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25" style:family="paragraph" style:parent-style-name="List_20_Paragraph">
      <style:paragraph-properties fo:margin-left="1.272cm" fo:margin-right="0.568cm" fo:margin-top="0.351cm" fo:margin-bottom="0cm" style:contextual-spacing="false" fo:line-height="115%" fo:text-align="justify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26" style:family="paragraph" style:parent-style-name="List_20_Paragraph">
      <style:paragraph-properties fo:margin-left="1.272cm" fo:margin-right="0.568cm" fo:margin-top="0.351cm" fo:margin-bottom="0cm" style:contextual-spacing="false" fo:line-height="115%" fo:text-align="justify" style:justify-single-word="false" fo:text-indent="-0.635cm" style:auto-text-indent="false">
        <style:tab-stops>
          <style:tab-stop style:position="1.272cm"/>
        </style:tab-stops>
      </style:paragraph-properties>
      <style:text-properties fo:font-size="11pt" fo:letter-spacing="-0.004cm" officeooo:paragraph-rsid="0011ee6c" style:font-size-asian="11pt"/>
    </style:style>
    <style:style style:name="P27" style:family="paragraph" style:parent-style-name="List_20_Paragraph">
      <style:paragraph-properties fo:margin-left="0.637cm" fo:margin-right="0.568cm" fo:margin-top="0.351cm" fo:margin-bottom="0cm" style:contextual-spacing="false" fo:line-height="115%" fo:text-align="justify" style:justify-single-word="false" fo:text-indent="0cm" style:auto-text-indent="false">
        <style:tab-stops>
          <style:tab-stop style:position="1.272cm"/>
        </style:tab-stops>
      </style:paragraph-properties>
      <style:text-properties fo:font-size="11pt" fo:letter-spacing="-0.004cm" officeooo:paragraph-rsid="0011ee6c" style:font-size-asian="11pt"/>
    </style:style>
    <style:style style:name="P28" style:family="paragraph" style:parent-style-name="List_20_Paragraph">
      <style:paragraph-properties fo:margin-left="1.272cm" fo:margin-right="0.568cm" fo:margin-top="0.351cm" fo:margin-bottom="0cm" style:contextual-spacing="false" fo:line-height="115%" fo:text-align="justify" style:justify-single-word="false" fo:text-indent="-0.635cm" style:auto-text-indent="false">
        <style:tab-stops>
          <style:tab-stop style:position="1.272cm"/>
        </style:tab-stops>
      </style:paragraph-properties>
      <style:text-properties fo:font-size="11pt" fo:letter-spacing="-0.007cm" officeooo:paragraph-rsid="0011ee6c" style:font-size-asian="11pt"/>
    </style:style>
    <style:style style:name="P29" style:family="paragraph" style:parent-style-name="Heading_20_1" style:list-style-name="WWNum1">
      <style:paragraph-properties fo:margin-left="0.457cm" fo:margin-right="0cm" fo:margin-top="0.427cm" fo:margin-bottom="0cm" style:contextual-spacing="false" fo:line-height="100%" fo:text-align="start" style:justify-single-word="false" fo:text-indent="-0.455cm" style:auto-text-indent="false">
        <style:tab-stops>
          <style:tab-stop style:position="0.457cm"/>
        </style:tab-stops>
      </style:paragraph-properties>
      <style:text-properties officeooo:paragraph-rsid="0011ee6c"/>
    </style:style>
    <style:style style:name="P30" style:family="paragraph" style:parent-style-name="List_20_Paragraph" style:list-style-name="WWNum1">
      <style:paragraph-properties fo:margin-left="1.272cm" fo:margin-right="0.919cm" fo:margin-top="0.074cm" fo:margin-bottom="0cm" style:contextual-spacing="false" fo:line-height="115%" fo:text-align="start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31" style:family="paragraph" style:parent-style-name="List_20_Paragraph" style:list-style-name="WWNum1">
      <style:paragraph-properties fo:margin-left="1.272cm" fo:margin-right="0cm" fo:margin-top="0.351cm" fo:margin-bottom="0cm" style:contextual-spacing="false" fo:line-height="100%" fo:text-align="start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32" style:family="paragraph" style:parent-style-name="List_20_Paragraph" style:list-style-name="WWNum1">
      <style:paragraph-properties fo:margin-left="1.272cm" fo:margin-right="0cm" fo:margin-top="0.42cm" fo:margin-bottom="0cm" style:contextual-spacing="false" fo:line-height="100%" fo:text-align="start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33" style:family="paragraph" style:parent-style-name="List_20_Paragraph">
      <style:paragraph-properties fo:margin-left="1.272cm" fo:margin-right="0cm" fo:margin-top="0.42cm" fo:margin-bottom="0cm" style:contextual-spacing="false" fo:line-height="100%" fo:text-align="start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34" style:family="paragraph" style:parent-style-name="List_20_Paragraph">
      <style:paragraph-properties fo:margin-left="1.272cm" fo:margin-right="0cm" fo:margin-top="0.42cm" fo:margin-bottom="0cm" style:contextual-spacing="false" fo:line-height="100%" fo:text-align="start" style:justify-single-word="false" fo:text-indent="-0.635cm" style:auto-text-indent="false">
        <style:tab-stops>
          <style:tab-stop style:position="1.272cm"/>
        </style:tab-stops>
      </style:paragraph-properties>
      <style:text-properties fo:font-size="11pt" officeooo:paragraph-rsid="0011ee6c" style:font-size-asian="11pt"/>
    </style:style>
    <style:style style:name="P35" style:family="paragraph" style:parent-style-name="Heading_20_1" style:list-style-name="WWNum1">
      <style:paragraph-properties fo:margin-left="0.457cm" fo:margin-right="0cm" fo:margin-top="0.429cm" fo:margin-bottom="0cm" style:contextual-spacing="false" fo:line-height="100%" fo:text-align="start" style:justify-single-word="false" fo:text-indent="-0.455cm" style:auto-text-indent="false">
        <style:tab-stops>
          <style:tab-stop style:position="0.457cm"/>
        </style:tab-stops>
      </style:paragraph-properties>
      <style:text-properties officeooo:paragraph-rsid="0011ee6c"/>
    </style:style>
    <style:style style:name="P36" style:family="paragraph" style:parent-style-name="List_20_Paragraph" style:list-style-name="WWNum1">
      <style:paragraph-properties fo:margin-left="1.272cm" fo:margin-right="0.326cm" fo:margin-top="0.074cm" fo:margin-bottom="0cm" style:contextual-spacing="false" fo:line-height="115%" fo:text-align="start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37" style:family="paragraph" style:parent-style-name="List_20_Paragraph" style:list-style-name="WWNum1">
      <style:paragraph-properties fo:margin-left="1.272cm" fo:margin-right="0.436cm" fo:margin-top="0.074cm" fo:margin-bottom="0cm" style:contextual-spacing="false" fo:line-height="115%" fo:text-align="start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38" style:family="paragraph" style:parent-style-name="List_20_Paragraph" style:list-style-name="WWNum1">
      <style:paragraph-properties fo:margin-left="1.272cm" fo:margin-right="1.536cm" fo:margin-top="0.351cm" fo:margin-bottom="0cm" style:contextual-spacing="false" fo:line-height="115%" fo:text-align="start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39" style:family="paragraph" style:parent-style-name="List_20_Paragraph">
      <style:paragraph-properties fo:margin-left="1.272cm" fo:margin-right="0cm" fo:margin-top="0.351cm" fo:margin-bottom="0cm" style:contextual-spacing="false" fo:line-height="100%" fo:text-align="start" style:justify-single-word="false" fo:text-indent="-0.635cm" style:auto-text-indent="false">
        <style:tab-stops>
          <style:tab-stop style:position="1.272cm"/>
        </style:tab-stops>
      </style:paragraph-properties>
      <style:text-properties fo:font-size="11pt" officeooo:paragraph-rsid="0011ee6c" style:font-size-asian="11pt"/>
    </style:style>
    <style:style style:name="P40" style:family="paragraph" style:parent-style-name="List_20_Paragraph">
      <style:paragraph-properties fo:margin-left="1.272cm" fo:margin-right="0cm" fo:margin-top="0.351cm" fo:margin-bottom="0cm" style:contextual-spacing="false" fo:line-height="100%" fo:text-align="start" style:justify-single-word="false" fo:text-indent="-0.635cm" style:auto-text-indent="false">
        <style:tab-stops>
          <style:tab-stop style:position="1.272cm"/>
        </style:tab-stops>
      </style:paragraph-properties>
      <style:text-properties officeooo:paragraph-rsid="0011ee6c"/>
    </style:style>
    <style:style style:name="P41" style:family="paragraph" style:parent-style-name="List_20_Paragraph">
      <style:paragraph-properties fo:margin-left="0cm" fo:margin-right="0cm" fo:margin-top="0.351cm" fo:margin-bottom="0cm" style:contextual-spacing="false" fo:line-height="100%" fo:text-align="start" style:justify-single-word="false" fo:text-indent="0cm" style:auto-text-indent="false">
        <style:tab-stops>
          <style:tab-stop style:position="1.272cm"/>
        </style:tab-stops>
      </style:paragraph-properties>
      <style:text-properties fo:font-size="11pt" fo:letter-spacing="-0.007cm" officeooo:paragraph-rsid="0011ee6c" style:font-size-asian="11pt"/>
    </style:style>
    <style:style style:name="T1" style:family="text">
      <style:text-properties fo:color="#355e90" loext:opacity="100%"/>
    </style:style>
    <style:style style:name="T2" style:family="text">
      <style:text-properties fo:color="#355e90" loext:opacity="100%" fo:letter-spacing="-0.011cm"/>
    </style:style>
    <style:style style:name="T3" style:family="text">
      <style:text-properties fo:color="#355e90" loext:opacity="100%" fo:letter-spacing="-0.004cm"/>
    </style:style>
    <style:style style:name="T4" style:family="text">
      <style:text-properties fo:color="#4e80bc" loext:opacity="100%"/>
    </style:style>
    <style:style style:name="T5" style:family="text">
      <style:text-properties fo:color="#4e80bc" loext:opacity="100%" fo:letter-spacing="-0.007cm"/>
    </style:style>
    <style:style style:name="T6" style:family="text">
      <style:text-properties fo:color="#4e80bc" loext:opacity="100%" fo:letter-spacing="-0.004cm"/>
    </style:style>
    <style:style style:name="T7" style:family="text">
      <style:text-properties fo:font-size="11pt" fo:font-weight="bold" style:font-size-asian="11pt" style:font-weight-asian="bold"/>
    </style:style>
    <style:style style:name="T8" style:family="text">
      <style:text-properties fo:font-size="11pt" fo:letter-spacing="-0.012cm" fo:font-weight="bold" style:font-size-asian="11pt" style:font-weight-asian="bold"/>
    </style:style>
    <style:style style:name="T9" style:family="text">
      <style:text-properties fo:font-size="11pt" style:font-size-asian="11pt"/>
    </style:style>
    <style:style style:name="T10" style:family="text">
      <style:text-properties fo:font-size="11pt" fo:letter-spacing="-0.014cm" style:font-size-asian="11pt"/>
    </style:style>
    <style:style style:name="T11" style:family="text">
      <style:text-properties fo:font-size="11pt" fo:letter-spacing="-0.004cm" fo:font-weight="bold" style:font-size-asian="11pt" style:font-weight-asian="bold"/>
    </style:style>
    <style:style style:name="T12" style:family="text">
      <style:text-properties fo:font-size="11pt" fo:letter-spacing="-0.009cm" style:font-size-asian="11pt"/>
    </style:style>
    <style:style style:name="T13" style:family="text">
      <style:text-properties fo:font-size="11pt" fo:letter-spacing="-0.009cm" fo:font-weight="bold" style:font-size-asian="11pt" style:font-weight-asian="bold"/>
    </style:style>
    <style:style style:name="T14" style:family="text">
      <style:text-properties fo:font-size="11pt" fo:letter-spacing="-0.011cm" style:font-size-asian="11pt"/>
    </style:style>
    <style:style style:name="T15" style:family="text">
      <style:text-properties fo:font-size="11pt" fo:letter-spacing="-0.007cm" style:font-size-asian="11pt"/>
    </style:style>
    <style:style style:name="T16" style:family="text">
      <style:text-properties fo:font-size="11pt" fo:letter-spacing="-0.007cm" fo:font-weight="bold" style:font-size-asian="11pt" style:font-weight-asian="bold"/>
    </style:style>
    <style:style style:name="T17" style:family="text">
      <style:text-properties fo:color="#4e80bc" loext:opacity="100%" fo:letter-spacing="-0.012cm"/>
    </style:style>
    <style:style style:name="T18" style:family="text">
      <style:text-properties fo:font-size="11pt" fo:letter-spacing="-0.023cm" fo:font-weight="bold" style:font-size-asian="11pt" style:font-weight-asian="bold"/>
    </style:style>
    <style:style style:name="T19" style:family="text">
      <style:text-properties fo:font-size="11pt" fo:letter-spacing="-0.021cm" style:font-size-asian="11pt"/>
    </style:style>
    <style:style style:name="T20" style:family="text">
      <style:text-properties fo:font-size="11pt" fo:letter-spacing="-0.014cm" fo:font-weight="bold" style:font-size-asian="11pt" style:font-weight-asian="bold"/>
    </style:style>
    <style:style style:name="T21" style:family="text">
      <style:text-properties fo:font-size="11pt" fo:letter-spacing="-0.018cm" style:font-size-asian="11pt"/>
    </style:style>
    <style:style style:name="T22" style:family="text">
      <style:text-properties fo:color="#4e80bc" loext:opacity="100%" fo:letter-spacing="-0.009cm"/>
    </style:style>
    <style:style style:name="T23" style:family="text">
      <style:text-properties fo:color="#4e80bc" loext:opacity="100%" fo:letter-spacing="-0.011cm"/>
    </style:style>
    <style:style style:name="T24" style:family="text">
      <style:text-properties fo:font-size="11pt" fo:letter-spacing="-0.016cm" fo:font-weight="bold" style:font-size-asian="11pt" style:font-weight-asian="bold"/>
    </style:style>
    <style:style style:name="T25" style:family="text">
      <style:text-properties fo:font-size="11pt" fo:letter-spacing="-0.005cm" fo:font-weight="bold" style:font-size-asian="11pt" style:font-weight-asian="bold"/>
    </style:style>
    <style:style style:name="T26" style:family="text">
      <style:text-properties fo:font-size="11pt" fo:letter-spacing="-0.004cm" style:font-size-asian="11pt"/>
    </style:style>
    <style:style style:name="T27" style:family="text">
      <style:text-properties fo:font-size="11pt" fo:letter-spacing="-0.023cm" style:font-size-asian="11pt"/>
    </style:style>
    <style:style style:name="T28" style:family="text">
      <style:text-properties fo:font-size="11pt" fo:letter-spacing="-0.018cm" fo:font-weight="bold" style:font-size-asian="11pt" style:font-weight-asian="bold"/>
    </style:style>
    <style:style style:name="T29" style:family="text">
      <style:text-properties fo:font-size="11pt" fo:letter-spacing="-0.016cm" style:font-size-asian="11pt"/>
    </style:style>
    <style:style style:name="T30" style:family="text">
      <style:text-properties fo:color="#4e80bc" loext:opacity="100%" fo:letter-spacing="-0.014cm"/>
    </style:style>
    <style:style style:name="T31" style:family="text">
      <style:text-properties fo:font-size="11pt" fo:letter-spacing="-0.012cm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Ejercicios_de_Normalización"/><text:span text:style-name="T1">Ejercicios</text:span><text:span text:style-name="T2"> </text:span><text:span text:style-name="T1">de</text:span><text:span text:style-name="T2"> </text:span><text:span text:style-name="T3">Normalización</text:span></text:p>
      <text:list text:style-name="WWNum1">
        <text:list-item>
          <text:h text:style-name="P2" text:outline-level="2"><text:bookmark text:name="1._Tienda_de_Electrónica"/><text:span text:style-name="T4">Tienda</text:span><text:span text:style-name="T5"> </text:span><text:span text:style-name="T4">de</text:span><text:span text:style-name="T5"> </text:span><text:span text:style-name="T6">Electrónica</text:span></text:h>
          <text:list>
            <text:list-item>
              <text:p text:style-name="P3"><text:span text:style-name="T7">Tabla:</text:span><text:span text:style-name="T8"> </text:span><text:span text:style-name="T9">VENTAS_PRODUCTOS</text:span><text:span text:style-name="T10"> </text:span><text:span text:style-name="T9">(CodVenta,</text:span><text:span text:style-name="T10"> </text:span><text:span text:style-name="T9">FechaVenta,</text:span><text:span text:style-name="T10"> </text:span><text:span text:style-name="T9">DNICliente,</text:span><text:span text:style-name="T10"> </text:span><text:span text:style-name="T9">NombreCliente, DirecciónCliente, CodProducto, NombreProducto, PrecioUnidad, Cantidad, ImporteTotal, Vendedor)</text:span></text:p>
            </text:list-item>
            <text:list-item>
              <text:p text:style-name="P4"><text:span text:style-name="T7">Descripción:</text:span><text:span text:style-name="T11"> </text:span><text:span text:style-name="T9">La</text:span><text:span text:style-name="T12"> </text:span><text:span text:style-name="T9">tabla</text:span><text:span text:style-name="T12"> </text:span><text:span text:style-name="T9">registra</text:span><text:span text:style-name="T12"> </text:span><text:span text:style-name="T9">cada</text:span><text:span text:style-name="T12"> </text:span><text:span text:style-name="T9">producto</text:span><text:span text:style-name="T12"> </text:span><text:span text:style-name="T9">vendido</text:span><text:span text:style-name="T12"> </text:span><text:span text:style-name="T9">en</text:span><text:span text:style-name="T12"> </text:span><text:span text:style-name="T9">una</text:span><text:span text:style-name="T12"> </text:span><text:span text:style-name="T9">venta,</text:span><text:span text:style-name="T12"> </text:span><text:span text:style-name="T9">incluyendo datos del cliente y del vendedor.</text:span></text:p>
            </text:list-item>
            <text:list-item>
              <text:p text:style-name="P5"><text:span text:style-name="T7">Tarea:</text:span><text:span text:style-name="T13"> </text:span><text:span text:style-name="T9">Normaliza</text:span><text:span text:style-name="T12"> </text:span><text:span text:style-name="T9">la</text:span><text:span text:style-name="T14"> </text:span><text:span text:style-name="T9">tabla</text:span><text:span text:style-name="T12"> </text:span><text:span text:style-name="T9">hasta</text:span><text:span text:style-name="T12"> </text:span><text:span text:style-name="T15">3FN.</text:span></text:p>
            </text:list-item>
          </text:list>
        </text:list-item>
      </text:list>
      <text:p text:style-name="P6" loext:marker-style-name="T15"/>
      <text:p text:style-name="P7" loext:marker-style-name="T15"><text:span text:style-name="T15">1FN:</text:span></text:p>
      <text:p text:style-name="P7" loext:marker-style-name="T15"><text:span text:style-name="T15">Ya se <text:s/>encuentra en primera forma normal.</text:span></text:p>
      <text:p text:style-name="P8" loext:marker-style-name="T15"/>
      <text:p text:style-name="P7" loext:marker-style-name="T15"><text:span text:style-name="T15">2FN: <text:s/>Eliminamos las <text:s/>dependencias parciales</text:span></text:p>
      <text:p text:style-name="P7" loext:marker-style-name="T15"><text:span text:style-name="T15">VENTA(CodVenta, FechaVenta,DNICliente,Vendedor)</text:span></text:p>
      <text:p text:style-name="P7" loext:marker-style-name="T15"><text:span text:style-name="T15">CLIENTE(DNICliente, NombreCliente, DireccionCliente)</text:span></text:p>
      <text:p text:style-name="P7" loext:marker-style-name="T15"><text:span text:style-name="T15">PRODUCTO(CodProducto, NombreProducto, PrecioUnidad)</text:span></text:p>
      <text:p text:style-name="P7" loext:marker-style-name="T15"><text:span text:style-name="T15">VENTA_PRODUCTOS(CodVenta(PK),CodProducto (PK),Cantidad,ImporteTotal)</text:span></text:p>
      <text:p text:style-name="P6" loext:marker-style-name="T15"/>
      <text:p text:style-name="P7" loext:marker-style-name="T15"><text:span text:style-name="T15">3FN: </text:span></text:p>
      <text:p text:style-name="P7" loext:marker-style-name="T15"><text:span text:style-name="T15">CLIENTE(DNICLiente(PK) → <text:s/>NombreCliente, DireccionCliente)</text:span></text:p>
      <text:p text:style-name="P7" loext:marker-style-name="T15"><text:span text:style-name="T15">PRODUCTO(Cod_Producto(PK) → <text:s/>Nombre_Producto, Precio_Unidad)</text:span></text:p>
      <text:p text:style-name="P7" loext:marker-style-name="T15"><text:span text:style-name="T15">VENTA(Cod_Venta(PK) → , Fecha_Venta, DNICliente(FK))</text:span></text:p>
      <text:p text:style-name="P7" loext:marker-style-name="T15"><text:span text:style-name="T15">VENTASPRODUCTOS(CodVenta FK <text:s/>→ VENTA, CodProducto FK <text:s/>→ PRODUCTO, Cantidad, Importe_Total)</text:span></text:p>
      <text:p text:style-name="P6" loext:marker-style-name="T15"/>
      <text:list text:continue-numbering="true" text:style-name="WWNum1">
        <text:list-item>
          <text:h text:style-name="P9" text:outline-level="2"><text:bookmark text:name="2._Universidad"/><text:span text:style-name="T6">Universidad</text:span></text:h>
          <text:list>
            <text:list-item>
              <text:p text:style-name="P10"><text:span text:style-name="T7">Tabla:</text:span><text:span text:style-name="T8"> </text:span><text:span text:style-name="T9">MATRICULAS</text:span><text:span text:style-name="T10"> </text:span><text:span text:style-name="T9">(CodMatricula,</text:span><text:span text:style-name="T10"> </text:span><text:span text:style-name="T9">DNIAlumno,</text:span><text:span text:style-name="T10"> </text:span><text:span text:style-name="T9">NombreAlumno,</text:span><text:span text:style-name="T10"> </text:span><text:span text:style-name="T9">Curso, CodAsignatura, NombreAsignatura, Profesor, Aula, Horario)</text:span></text:p>
            </text:list-item>
            <text:list-item>
              <text:p text:style-name="P11"><text:span text:style-name="T7">Descripción:</text:span><text:span text:style-name="T16"> </text:span><text:span text:style-name="T9">Cada</text:span><text:span text:style-name="T12"> </text:span><text:span text:style-name="T9">alumno</text:span><text:span text:style-name="T12"> </text:span><text:span text:style-name="T9">puede</text:span><text:span text:style-name="T12"> </text:span><text:span text:style-name="T9">matricularse</text:span><text:span text:style-name="T12"> </text:span><text:span text:style-name="T9">en</text:span><text:span text:style-name="T12"> </text:span><text:span text:style-name="T9">varias</text:span><text:span text:style-name="T12"> </text:span><text:span text:style-name="T9">asignaturas,</text:span><text:span text:style-name="T12"> </text:span><text:span text:style-name="T9">y</text:span><text:span text:style-name="T12"> </text:span><text:span text:style-name="T9">cada asignatura tiene un profesor, aula y horario.</text:span></text:p>
            </text:list-item>
            <text:list-item>
              <text:p text:style-name="P12"><text:span text:style-name="T7">Tarea:</text:span><text:span text:style-name="T13"> </text:span><text:span text:style-name="T9">Normaliza</text:span><text:span text:style-name="T12"> </text:span><text:span text:style-name="T9">la</text:span><text:span text:style-name="T14"> </text:span><text:span text:style-name="T9">tabla</text:span><text:span text:style-name="T12"> </text:span><text:span text:style-name="T9">hasta</text:span><text:span text:style-name="T12"> </text:span><text:span text:style-name="T15">3FN.</text:span></text:p>
            </text:list-item>
          </text:list>
        </text:list-item>
      </text:list>
      <text:p text:style-name="P13" loext:marker-style-name="T15"/>
      <text:p text:style-name="P14" loext:marker-style-name="T15"><text:soft-page-break/><text:span text:style-name="T15">1FN: La tabla está en primera forma normal</text:span></text:p>
      <text:p text:style-name="P13" loext:marker-style-name="T15"/>
      <text:p text:style-name="P14" loext:marker-style-name="T15"><text:span text:style-name="T15">2FN: </text:span></text:p>
      <text:p text:style-name="P14" loext:marker-style-name="T15"><text:span text:style-name="T15">Se declara una clave primaria compuesta: <text:s/>(CodMatricula, CodAsginatura)</text:span></text:p>
      <text:p text:style-name="P14" loext:marker-style-name="T15"><text:span text:style-name="T15">MATRICULAS (CodMatricula, DNIalumno, Codasignatura)</text:span></text:p>
      <text:p text:style-name="P14" loext:marker-style-name="T15"><text:span text:style-name="T15">ALUMNOS (DNIalumno, NombreAlumno, Curso)</text:span></text:p>
      <text:p text:style-name="P14" loext:marker-style-name="T15"><text:span text:style-name="T15">ASIGNATURAS (CodAsignatura, NombreAsignatura, Profesor, Aula , Horario)</text:span></text:p>
      <text:p text:style-name="P13" loext:marker-style-name="T15"/>
      <text:p text:style-name="P14" loext:marker-style-name="T15"><text:span text:style-name="T15">3FN:</text:span></text:p>
      <text:p text:style-name="P14" loext:marker-style-name="T15"><text:span text:style-name="T15">ALUMNOS (DNIAlumno (pk) , NombreAlumno, Curso)</text:span></text:p>
      <text:p text:style-name="P14" loext:marker-style-name="T15"><text:span text:style-name="T15">ASIGNATURAS (CodAsignaturas (pk), NombreAsignatura, Profesor, Aula, Horario)</text:span></text:p>
      <text:p text:style-name="P14" loext:marker-style-name="T15"><text:span text:style-name="T15">MATRICULAS (CodMatricula(pk) , DNIAlumno (FK), CodAsignatura (FK)</text:span></text:p>
      <text:p text:style-name="P13" loext:marker-style-name="T15"/>
      <text:list text:continue-numbering="true" text:style-name="WWNum1">
        <text:list-item>
          <text:h text:style-name="P15" text:outline-level="2"><text:bookmark text:name="3._Clínica_Médica"/><text:span text:style-name="T4">Clínica</text:span><text:span text:style-name="T17"> </text:span><text:span text:style-name="T6">Médica</text:span></text:h>
          <text:list>
            <text:list-item>
              <text:p text:style-name="P16"><text:span text:style-name="T7">Tabla:</text:span><text:span text:style-name="T18"> </text:span><text:span text:style-name="T9">CITAS</text:span><text:span text:style-name="T19"> </text:span><text:span text:style-name="T9">(CodCita,</text:span><text:span text:style-name="T19"> </text:span><text:span text:style-name="T9">Fecha,</text:span><text:span text:style-name="T19"> </text:span><text:span text:style-name="T9">DNIPaciente,</text:span><text:span text:style-name="T19"> </text:span><text:span text:style-name="T9">NombrePaciente,</text:span><text:span text:style-name="T19"> </text:span><text:span text:style-name="T9">Direccio´nPaciente, CodMe´dico,</text:span><text:span text:style-name="T12"> </text:span><text:span text:style-name="T9">NombreMe´dico,</text:span><text:span text:style-name="T12"> </text:span><text:span text:style-name="T9">Especialidad,</text:span><text:span text:style-name="T12"> </text:span><text:span text:style-name="T9">Sala,</text:span><text:span text:style-name="T12"> </text:span><text:span text:style-name="T9">MotivoConsulta)</text:span></text:p>
            </text:list-item>
            <text:list-item>
              <text:p text:style-name="P17"><text:span text:style-name="T7">Descripción:</text:span><text:span text:style-name="T20"> </text:span><text:span text:style-name="T9">La</text:span><text:span text:style-name="T21"> </text:span><text:span text:style-name="T9">tabla</text:span><text:span text:style-name="T21"> </text:span><text:span text:style-name="T9">almacena</text:span><text:span text:style-name="T21"> </text:span><text:span text:style-name="T9">las</text:span><text:span text:style-name="T21"> </text:span><text:span text:style-name="T9">citas</text:span><text:span text:style-name="T21"> </text:span><text:span text:style-name="T9">me´dicas</text:span><text:span text:style-name="T21"> </text:span><text:span text:style-name="T9">de</text:span><text:span text:style-name="T21"> </text:span><text:span text:style-name="T9">los</text:span><text:span text:style-name="T21"> </text:span><text:span text:style-name="T9">pacientes,</text:span><text:span text:style-name="T21"> </text:span><text:span text:style-name="T9">incluyendo</text:span><text:span text:style-name="T21"> </text:span><text:span text:style-name="T9">los datos del me´dico y la sala asignada.</text:span></text:p>
            </text:list-item>
            <text:list-item>
              <text:p text:style-name="P12"><text:span text:style-name="T7">Tarea:</text:span><text:span text:style-name="T13"> </text:span><text:span text:style-name="T9">Normaliza</text:span><text:span text:style-name="T12"> </text:span><text:span text:style-name="T9">la</text:span><text:span text:style-name="T14"> </text:span><text:span text:style-name="T9">tabla</text:span><text:span text:style-name="T12"> </text:span><text:span text:style-name="T9">hasta</text:span><text:span text:style-name="T12"> </text:span><text:span text:style-name="T15">3FN.</text:span></text:p>
            </text:list-item>
          </text:list>
        </text:list-item>
      </text:list>
      <text:p text:style-name="P14" loext:marker-style-name="T15"><text:span text:style-name="T15">1FN : Ya se encuentra en primera forma normal.</text:span></text:p>
      <text:p text:style-name="P14" loext:marker-style-name="T15"><text:span text:style-name="T15">2FN: </text:span></text:p>
      <text:p text:style-name="P14" loext:marker-style-name="T15"><text:span text:style-name="T15">CITAS <text:s/>(CodCita, Fecha, DNIPaciente, CodMedico, MotivoConsulta, Sala)</text:span></text:p>
      <text:p text:style-name="P14" loext:marker-style-name="T15"><text:span text:style-name="T15">PACIENTES (DNIPaciente, NombrePaciente, DireccionPaciente)</text:span></text:p>
      <text:p text:style-name="P14" loext:marker-style-name="T15"><text:span text:style-name="T15">MEDICOS (CodMedico, NombreMedico, Especialidad)</text:span></text:p>
      <text:p text:style-name="P13" loext:marker-style-name="T15"/>
      <text:p text:style-name="P14" loext:marker-style-name="T15"><text:span text:style-name="T15">3FN: </text:span></text:p>
      <text:p text:style-name="P14" loext:marker-style-name="T15"><text:span text:style-name="T15">PACIENTES (DNIPaciente(PK), NombrePaciente, DireccionPaciente</text:span></text:p>
      <text:p text:style-name="P14" loext:marker-style-name="T15"><text:span text:style-name="T15">MEDICOS (CodMedico(PK), NombreMedico,Especialidad)</text:span></text:p>
      <text:p text:style-name="P14" loext:marker-style-name="T15"><text:span text:style-name="T15">CITAS (CodCita (PK), <text:s/>Fecha, <text:s/>DNIPaciente(FK), <text:s/>CodMedico(FK), MotivoConsulta, Sala)</text:span></text:p>
      <text:p text:style-name="P13" loext:marker-style-name="T15"/>
      <text:p text:style-name="P13" loext:marker-style-name="T15"/>
      <text:p text:style-name="P18" loext:marker-style-name="T15"><text:soft-page-break/></text:p>
      <text:p text:style-name="P18" loext:marker-style-name="T15"/>
      <text:p text:style-name="P18" loext:marker-style-name="T15"/>
      <text:list text:continue-numbering="true" text:style-name="WWNum1">
        <text:list-item>
          <text:h text:style-name="P9" text:outline-level="2"><text:bookmark text:name="4._Agencia_de_Viajes"/><text:span text:style-name="T4">Agencia</text:span><text:span text:style-name="T22"> </text:span><text:span text:style-name="T4">de</text:span><text:span text:style-name="T5"> </text:span><text:span text:style-name="T6">Viajes</text:span></text:h>
          <text:list>
            <text:list-item>
              <text:p text:style-name="P19"><text:span text:style-name="T7">Tabla:</text:span><text:span text:style-name="T8"> </text:span><text:span text:style-name="T9">RESERVAS</text:span><text:span text:style-name="T10"> </text:span><text:span text:style-name="T9">(CodReserva,</text:span><text:span text:style-name="T10"> </text:span><text:span text:style-name="T9">FechaReserva,</text:span><text:span text:style-name="T10"> </text:span><text:span text:style-name="T9">DNIPasajero,</text:span><text:span text:style-name="T10"> </text:span><text:span text:style-name="T9">NombrePasajero, Tele´fono,</text:span><text:span text:style-name="T12"> </text:span><text:span text:style-name="T9">CodVuelo,</text:span><text:span text:style-name="T12"> </text:span><text:span text:style-name="T9">Origen,</text:span><text:span text:style-name="T12"> </text:span><text:span text:style-name="T9">Destino,</text:span><text:span text:style-name="T12"> </text:span><text:span text:style-name="T9">FechaVuelo,</text:span><text:span text:style-name="T12"> </text:span><text:span text:style-name="T9">Precio,</text:span><text:span text:style-name="T12"> </text:span><text:span text:style-name="T9">Aerolí´nea)</text:span></text:p>
            </text:list-item>
            <text:list-item>
              <text:p text:style-name="P20"><text:span text:style-name="T7">Descripción:</text:span><text:span text:style-name="T8"> </text:span><text:span text:style-name="T9">Se</text:span><text:span text:style-name="T21"> </text:span><text:span text:style-name="T9">registran</text:span><text:span text:style-name="T21"> </text:span><text:span text:style-name="T9">las</text:span><text:span text:style-name="T21"> </text:span><text:span text:style-name="T9">reservas</text:span><text:span text:style-name="T21"> </text:span><text:span text:style-name="T9">de</text:span><text:span text:style-name="T21"> </text:span><text:span text:style-name="T9">vuelos</text:span><text:span text:style-name="T21"> </text:span><text:span text:style-name="T9">con</text:span><text:span text:style-name="T21"> </text:span><text:span text:style-name="T9">informacio´n</text:span><text:span text:style-name="T21"> </text:span><text:span text:style-name="T9">del</text:span><text:span text:style-name="T21"> </text:span><text:span text:style-name="T9">pasajero,</text:span><text:span text:style-name="T21"> </text:span><text:span text:style-name="T9">el vuelo y la aerolí´nea.</text:span></text:p>
            </text:list-item>
            <text:list-item>
              <text:p text:style-name="P12"><text:span text:style-name="T7">Tarea:</text:span><text:span text:style-name="T13"> </text:span><text:span text:style-name="T9">Normaliza</text:span><text:span text:style-name="T12"> </text:span><text:span text:style-name="T9">la</text:span><text:span text:style-name="T14"> </text:span><text:span text:style-name="T9">tabla</text:span><text:span text:style-name="T12"> </text:span><text:span text:style-name="T9">hasta</text:span><text:span text:style-name="T12"> </text:span><text:span text:style-name="T15">3FN.</text:span></text:p>
            </text:list-item>
          </text:list>
        </text:list-item>
      </text:list>
      <text:p text:style-name="P13" loext:marker-style-name="T15"/>
      <text:p text:style-name="P14" loext:marker-style-name="T15"><text:span text:style-name="T15">2FN</text:span></text:p>
      <text:p text:style-name="P14" loext:marker-style-name="T15"><text:span text:style-name="T15"><text:s/>RESERVAS (CodReserva, FechaReserva, DNIPasajero, CodVuelo)</text:span></text:p>
      <text:p text:style-name="P14" loext:marker-style-name="T15"><text:span text:style-name="T15">PASAJEROS (DNIPasajero, NombrePasajero, Teléfono)</text:span></text:p>
      <text:p text:style-name="P14" loext:marker-style-name="T15"><text:span text:style-name="T15">VUELOS (CodVuelo, Origen, Destino , Precio)</text:span></text:p>
      <text:p text:style-name="P14" loext:marker-style-name="T15"><text:span text:style-name="T15">AEROLINEA (Cod_AeroLinea, NombreAerolinea)</text:span></text:p>
      <text:p text:style-name="P13" loext:marker-style-name="T15"/>
      <text:p text:style-name="P14" loext:marker-style-name="T15"><text:span text:style-name="T15">3FN </text:span></text:p>
      <text:p text:style-name="P14" loext:marker-style-name="T15"><text:span text:style-name="T15">PASAJEROS (DNIPasajero (PK), NombrePasajero, Teléfono)</text:span></text:p>
      <text:p text:style-name="P21" loext:marker-style-name="T15"><text:span text:style-name="T15"><text:s text:c="8"/>VUELOS (CodVuelo (PK), Origen, Destino, FechaVuelo, Precio, CodAerolínea (FK)</text:span></text:p>
      <text:p text:style-name="P22" loext:marker-style-name="T15"><text:span text:style-name="T15">AEROLINEA (CodAerolineas (PK), NombreAerolinea)</text:span></text:p>
      <text:p text:style-name="P22" loext:marker-style-name="T15"><text:span text:style-name="T15">RESERVAS (CodReserva(PK), FechaReserva, DNIPasajero(FK), CodVuelo(FK)</text:span></text:p>
      <text:p text:style-name="P18" loext:marker-style-name="T15"/>
      <text:list text:continue-numbering="true" text:style-name="WWNum1">
        <text:list-item>
          <text:h text:style-name="P9" text:outline-level="2"><text:bookmark text:name="5._Empresa_de_Recursos_Humanos"/><text:span text:style-name="T4">Empresa</text:span><text:span text:style-name="T23"> </text:span><text:span text:style-name="T4">de</text:span><text:span text:style-name="T23"> </text:span><text:span text:style-name="T4">Recursos</text:span><text:span text:style-name="T22"> </text:span><text:span text:style-name="T6">Humanos</text:span></text:h>
          <text:list>
            <text:list-item>
              <text:p text:style-name="P23"><text:span text:style-name="T7">Tabla:</text:span><text:span text:style-name="T24"> </text:span><text:span text:style-name="T9">EMPLEADOS_PROYECTOS</text:span><text:span text:style-name="T21"> </text:span><text:span text:style-name="T9">(CodEmpleado,</text:span><text:span text:style-name="T21"> </text:span><text:span text:style-name="T9">NombreEmpleado,</text:span><text:span text:style-name="T21"> </text:span><text:span text:style-name="T9">Departamento, CodProyecto, NombreProyecto, Cliente, HorasTrabajadas, SalarioMensual)</text:span></text:p>
            </text:list-item>
            <text:list-item>
              <text:p text:style-name="P24"><text:span text:style-name="T7">Descripción:</text:span><text:span text:style-name="T25"> </text:span><text:span text:style-name="T9">Cada</text:span><text:span text:style-name="T14"> </text:span><text:span text:style-name="T9">empleado</text:span><text:span text:style-name="T14"> </text:span><text:span text:style-name="T9">puede</text:span><text:span text:style-name="T14"> </text:span><text:span text:style-name="T9">participar</text:span><text:span text:style-name="T14"> </text:span><text:span text:style-name="T9">en</text:span><text:span text:style-name="T14"> </text:span><text:span text:style-name="T9">varios</text:span><text:span text:style-name="T14"> </text:span><text:span text:style-name="T9">proyectos</text:span><text:span text:style-name="T14"> </text:span><text:span text:style-name="T9">para</text:span><text:span text:style-name="T14"> </text:span><text:span text:style-name="T9">distintos </text:span><text:span text:style-name="T26">clientes.</text:span></text:p>
            </text:list-item>
          </text:list>
        </text:list-item>
      </text:list>
      <text:p text:style-name="P25" loext:marker-style-name="T26"><text:span text:style-name="T26">2FN: </text:span></text:p>
      <text:p text:style-name="P25" loext:marker-style-name="T26"><text:span text:style-name="T26">ASIGNACIONES (CodEmpleado, CodProyecxto, HorasTrabajadas)</text:span></text:p>
      <text:p text:style-name="P25" loext:marker-style-name="T26"><text:span text:style-name="T26">EMPLEADOS (CodEmpleado, NombreEmpleado, Departamento, SalarioMensual)</text:span></text:p>
      <text:p text:style-name="P25" loext:marker-style-name="T26"><text:span text:style-name="T26">PROYECTOS (CodProyecto, <text:s/>NombreProyecto, Cliente</text:span></text:p>
      <text:p text:style-name="P26" loext:marker-style-name="T26"/>
      <text:p text:style-name="P27" loext:marker-style-name="T26"><text:soft-page-break/></text:p>
      <text:p text:style-name="P25" loext:marker-style-name="T26"><text:span text:style-name="T26">3FN </text:span></text:p>
      <text:p text:style-name="P25" loext:marker-style-name="T26"><text:span text:style-name="T26">EMPLEADOS (CodEmpleado(PK), NombreEmpleado, Departamento, SalarioMensual)</text:span></text:p>
      <text:p text:style-name="P25" loext:marker-style-name="T26"><text:span text:style-name="T26">PROYECTOS (CodProyecto(PK), <text:s/>NombreProyecto, Cliente</text:span></text:p>
      <text:p text:style-name="P25"><text:span text:style-name="T26">ASIGNACIONES (CodEmpleado(FK), CodProyecxto(FK), HorasTrabajadas)</text:span><text:span text:style-name="T7">Tarea:</text:span><text:span text:style-name="T13"> </text:span><text:span text:style-name="T9">Normaliza</text:span><text:span text:style-name="T12"> </text:span><text:span text:style-name="T9">la</text:span><text:span text:style-name="T14"> </text:span><text:span text:style-name="T9">tabla</text:span><text:span text:style-name="T12"> </text:span><text:span text:style-name="T9">hasta</text:span><text:span text:style-name="T12"> </text:span><text:span text:style-name="T15">3FN.</text:span></text:p>
      <text:p text:style-name="P28"/>
      <text:list text:continue-numbering="true" text:style-name="WWNum1">
        <text:list-item>
          <text:h text:style-name="P29" text:outline-level="2"><text:bookmark text:name="6._Biblioteca"/><text:span text:style-name="T6">Biblioteca</text:span></text:h>
          <text:list>
            <text:list-item>
              <text:p text:style-name="P30" loext:marker-style-name="T9"><text:span text:style-name="T7">Tabla:</text:span><text:span text:style-name="T8"> </text:span><text:span text:style-name="T9">PRESTAMOS</text:span><text:span text:style-name="T10"> </text:span><text:span text:style-name="T9">(CodPrestamo,</text:span><text:span text:style-name="T10"> </text:span><text:span text:style-name="T9">FechaPrestamo,</text:span><text:span text:style-name="T10"> </text:span><text:span text:style-name="T9">DNILector,</text:span><text:span text:style-name="T10"> </text:span><text:span text:style-name="T9">NombreLector, Direccio´n,</text:span><text:span text:style-name="T27"> </text:span><text:span text:style-name="T9">CodLibro,</text:span><text:span text:style-name="T19"> </text:span><text:span text:style-name="T9">Tí´tulo,</text:span><text:span text:style-name="T19"> </text:span><text:span text:style-name="T9">Autor,</text:span><text:span text:style-name="T19"> </text:span><text:span text:style-name="T9">Editorial,</text:span><text:span text:style-name="T19"> </text:span><text:span text:style-name="T9">FechaDevolucio´n)</text:span></text:p>
            </text:list-item>
            <text:list-item>
              <text:p text:style-name="P31" loext:marker-style-name="T9"><text:span text:style-name="T7">Descripción:</text:span><text:span text:style-name="T28"> </text:span><text:span text:style-name="T9">Cada</text:span><text:span text:style-name="T21"> </text:span><text:span text:style-name="T9">registro</text:span><text:span text:style-name="T29"> </text:span><text:span text:style-name="T9">indica</text:span><text:span text:style-name="T21"> </text:span><text:span text:style-name="T9">un</text:span><text:span text:style-name="T21"> </text:span><text:span text:style-name="T9">pre´stamo</text:span><text:span text:style-name="T21"> </text:span><text:span text:style-name="T9">de</text:span><text:span text:style-name="T21"> </text:span><text:span text:style-name="T9">un</text:span><text:span text:style-name="T29"> </text:span><text:span text:style-name="T9">libro</text:span><text:span text:style-name="T21"> </text:span><text:span text:style-name="T9">a</text:span><text:span text:style-name="T21"> </text:span><text:span text:style-name="T9">un</text:span><text:span text:style-name="T21"> </text:span><text:span text:style-name="T9">lector</text:span><text:span text:style-name="T29"> </text:span><text:span text:style-name="T26">determinado.</text:span></text:p>
            </text:list-item>
            <text:list-item>
              <text:p text:style-name="P32" loext:marker-style-name="T9"><text:span text:style-name="T7">Tarea:</text:span><text:span text:style-name="T13"> </text:span><text:span text:style-name="T9">Normaliza</text:span><text:span text:style-name="T12"> </text:span><text:span text:style-name="T9">la</text:span><text:span text:style-name="T14"> </text:span><text:span text:style-name="T9">tabla</text:span><text:span text:style-name="T12"> </text:span><text:span text:style-name="T9">hasta</text:span><text:span text:style-name="T12"> </text:span><text:span text:style-name="T15">3FN.</text:span></text:p>
            </text:list-item>
          </text:list>
        </text:list-item>
      </text:list>
      <text:p text:style-name="P33" loext:marker-style-name="T9"><text:span text:style-name="T15">2FN : </text:span></text:p>
      <text:p text:style-name="P33" loext:marker-style-name="T9"><text:span text:style-name="T15">PRESTAMOS (CodPrestamo, <text:s/>FechaPrestamo, <text:s/>DNILector, CodLibro, FechaDevolucion)</text:span></text:p>
      <text:p text:style-name="P33" loext:marker-style-name="T9"><text:span text:style-name="T15">LECTOR (DNILector, NombreLector, <text:s/>Dirreccion)</text:span></text:p>
      <text:p text:style-name="P33" loext:marker-style-name="T9"><text:span text:style-name="T15">LIBRO (CodLibro, Titulo, Autor, Editorial)</text:span></text:p>
      <text:p text:style-name="P34" loext:marker-style-name="T9"/>
      <text:p text:style-name="P33" loext:marker-style-name="T9"><text:span text:style-name="T15">3FN: </text:span></text:p>
      <text:p text:style-name="P33" loext:marker-style-name="T9"><text:span text:style-name="T15">LECTOR (DNILector(PK), NombreLector, <text:s/>Dirreccion)</text:span></text:p>
      <text:p text:style-name="P33" loext:marker-style-name="T9"><text:span text:style-name="T15">LIBRO (CodLibro(PK), Titulo, Autor, Editorial)</text:span></text:p>
      <text:p text:style-name="P33" loext:marker-style-name="T9"><text:span text:style-name="T15">PRESTAMOS (CodPrestamo(PK), <text:s/>FechaPrestamo, <text:s/>DNILector(FK), CodLibro(FK), FechaDevolucion)</text:span></text:p>
      <text:list text:continue-numbering="true" text:style-name="WWNum1">
        <text:list-item>
          <text:h text:style-name="P35" text:outline-level="2"><text:bookmark text:name="7._Restaurante"/><text:span text:style-name="T6">Restaurante</text:span></text:h>
          <text:list>
            <text:list-item>
              <text:p text:style-name="P36" loext:marker-style-name="T9"><text:span text:style-name="T7">Tabla:</text:span><text:span text:style-name="T16"> </text:span><text:span text:style-name="T9">PEDIDOS</text:span><text:span text:style-name="T14"> </text:span><text:span text:style-name="T9">(NumPedido,</text:span><text:span text:style-name="T14"> </text:span><text:span text:style-name="T9">Fecha,</text:span><text:span text:style-name="T14"> </text:span><text:span text:style-name="T9">CodMesa,</text:span><text:span text:style-name="T14"> </text:span><text:span text:style-name="T9">Camarero,</text:span><text:span text:style-name="T14"> </text:span><text:span text:style-name="T9">CodPlato,</text:span><text:span text:style-name="T14"> </text:span><text:span text:style-name="T9">NombrePlato, PrecioPlato, Cantidad, ImporteTotal)</text:span></text:p>
            </text:list-item>
            <text:list-item>
              <text:p text:style-name="P31" loext:marker-style-name="T9"><text:span text:style-name="T7">Descripción:</text:span><text:span text:style-name="T25"> </text:span><text:span text:style-name="T9">La</text:span><text:span text:style-name="T15"> </text:span><text:span text:style-name="T9">tabla</text:span><text:span text:style-name="T12"> </text:span><text:span text:style-name="T9">almacena</text:span><text:span text:style-name="T12"> </text:span><text:span text:style-name="T9">los</text:span><text:span text:style-name="T12"> </text:span><text:span text:style-name="T9">platos</text:span><text:span text:style-name="T12"> </text:span><text:span text:style-name="T9">pedidos</text:span><text:span text:style-name="T15"> </text:span><text:span text:style-name="T9">por</text:span><text:span text:style-name="T12"> </text:span><text:span text:style-name="T9">cada</text:span><text:span text:style-name="T12"> </text:span><text:span text:style-name="T9">mesa</text:span><text:span text:style-name="T12"> </text:span><text:span text:style-name="T9">en</text:span><text:span text:style-name="T12"> </text:span><text:span text:style-name="T9">un</text:span><text:span text:style-name="T15"> </text:span><text:span text:style-name="T26">restaurante.</text:span></text:p>
            </text:list-item>
            <text:list-item>
              <text:p text:style-name="P32" loext:marker-style-name="T9"><text:span text:style-name="T7">Tarea:</text:span><text:span text:style-name="T13"> </text:span><text:span text:style-name="T9">Normaliza</text:span><text:span text:style-name="T12"> </text:span><text:span text:style-name="T9">la</text:span><text:span text:style-name="T14"> </text:span><text:span text:style-name="T9">tabla</text:span><text:span text:style-name="T12"> </text:span><text:span text:style-name="T9">hasta</text:span><text:span text:style-name="T12"> </text:span><text:span text:style-name="T15">3FN.</text:span></text:p>
            </text:list-item>
          </text:list>
        </text:list-item>
      </text:list>
      <text:p text:style-name="P33" loext:marker-style-name="T9"><text:span text:style-name="T15">2FN: </text:span></text:p>
      <text:p text:style-name="P33" loext:marker-style-name="T9"><text:span text:style-name="T15">PEDIDOS (NumPedido, Fecha, CodMesa, Camarero)</text:span></text:p>
      <text:p text:style-name="P33" loext:marker-style-name="T9"><text:span text:style-name="T15">CONTENIDO_PEDIDOS (NumPedido (FK), CodPlato (FK), Cantidad)</text:span></text:p>
      <text:p text:style-name="P33" loext:marker-style-name="T9"><text:span text:style-name="T15">PLATOS (CodPlato, NombrePlato, PrecioPlato)</text:span></text:p>
      <text:p text:style-name="P34" loext:marker-style-name="T9"><text:soft-page-break/></text:p>
      <text:p text:style-name="P33" loext:marker-style-name="T9"><text:span text:style-name="T15">3FN: </text:span></text:p>
      <text:p text:style-name="P33" loext:marker-style-name="T9"><text:span text:style-name="T15">CAMAREROS (CodCamarero(PK), NombreCamarero)</text:span></text:p>
      <text:p text:style-name="P33" loext:marker-style-name="T9"><text:span text:style-name="T15">MESAS (CodMesa(PK))</text:span></text:p>
      <text:p text:style-name="P33" loext:marker-style-name="T9"><text:span text:style-name="T15">PLATOS (CodPlato(PK), NombrePlato, PrecioPlato)</text:span></text:p>
      <text:p text:style-name="P33" loext:marker-style-name="T9"><text:span text:style-name="T15">PEDIDOS (NumPedido(PK), Fecha, CodMesa(FK), CodCamarero(FK)</text:span></text:p>
      <text:p text:style-name="P33" loext:marker-style-name="T9"><text:span text:style-name="T15">CONTENIDO_PEDIDOS (NumPedido(FK), CodPlato(FK) , Cantidad)</text:span></text:p>
      <text:p text:style-name="P34" loext:marker-style-name="T9"/>
      <text:list text:continue-numbering="true" text:style-name="WWNum1">
        <text:list-item>
          <text:h text:style-name="P29" text:outline-level="2" loext:marker-style-name="T4"><text:bookmark text:name="8._Concesionario_de_Automóviles"/><text:span text:style-name="T4">Concesionario</text:span><text:span text:style-name="T30"> </text:span><text:span text:style-name="T4">de</text:span><text:span text:style-name="T17"> </text:span><text:span text:style-name="T6">Automóviles</text:span></text:h>
          <text:list>
            <text:list-item>
              <text:p text:style-name="P37" loext:marker-style-name="T9"><text:span text:style-name="T7">Tabla: </text:span><text:span text:style-name="T9">VENTAS_AUTOS (CodVenta, Fecha, DNIVendedor, NombreVendedor, DNIAutocomprador,</text:span><text:span text:style-name="T31"> </text:span><text:span text:style-name="T9">NombreComprador,</text:span><text:span text:style-name="T31"> </text:span><text:span text:style-name="T9">CodCoche,</text:span><text:span text:style-name="T31"> </text:span><text:span text:style-name="T9">Modelo,</text:span><text:span text:style-name="T31"> </text:span><text:span text:style-name="T9">Marca,</text:span><text:span text:style-name="T31"> </text:span><text:span text:style-name="T9">Precio,</text:span><text:span text:style-name="T31"> </text:span><text:span text:style-name="T9">Color)</text:span></text:p>
            </text:list-item>
            <text:list-item>
              <text:p text:style-name="P38" loext:marker-style-name="T9"><text:span text:style-name="T7">Descripción:</text:span><text:span text:style-name="T28"> </text:span><text:span text:style-name="T9">Se</text:span><text:span text:style-name="T19"> </text:span><text:span text:style-name="T9">registran</text:span><text:span text:style-name="T19"> </text:span><text:span text:style-name="T9">las</text:span><text:span text:style-name="T19"> </text:span><text:span text:style-name="T9">ventas</text:span><text:span text:style-name="T19"> </text:span><text:span text:style-name="T9">de</text:span><text:span text:style-name="T19"> </text:span><text:span text:style-name="T9">coches,</text:span><text:span text:style-name="T19"> </text:span><text:span text:style-name="T9">incluyendo</text:span><text:span text:style-name="T19"> </text:span><text:span text:style-name="T9">informacio´n</text:span><text:span text:style-name="T19"> </text:span><text:span text:style-name="T9">del vendedor, comprador y vehí´culo.</text:span></text:p>
            </text:list-item>
            <text:list-item>
              <text:p text:style-name="P31" loext:marker-style-name="T9"><text:span text:style-name="T7">Tarea:</text:span><text:span text:style-name="T13"> </text:span><text:span text:style-name="T9">Normaliza</text:span><text:span text:style-name="T12"> </text:span><text:span text:style-name="T9">la</text:span><text:span text:style-name="T14"> </text:span><text:span text:style-name="T9">tabla</text:span><text:span text:style-name="T12"> </text:span><text:span text:style-name="T9">hasta</text:span><text:span text:style-name="T12"> </text:span><text:span text:style-name="T15">3FN.</text:span></text:p>
            </text:list-item>
          </text:list>
        </text:list-item>
      </text:list>
      <text:p text:style-name="P39" loext:marker-style-name="T9"/>
      <text:p text:style-name="P40" loext:marker-style-name="T9"><text:span text:style-name="T15">Tabla que se encuentra en 1FN.</text:span></text:p>
      <text:p text:style-name="P40" loext:marker-style-name="T9"><text:span text:style-name="T15">2FN: </text:span></text:p>
      <text:p text:style-name="P40" loext:marker-style-name="T9"><text:span text:style-name="T15">VENTA <text:s/>( CodVenta, <text:s/>Fecha, <text:s/>DNIVendedor, DNIAutoComprador, CodCoche)</text:span></text:p>
      <text:p text:style-name="P40" loext:marker-style-name="T9"><text:span text:style-name="T15">VENDEDORES (DNIVendedor, NombreVendedor)</text:span></text:p>
      <text:p text:style-name="P40" loext:marker-style-name="T9"><text:span text:style-name="T15">COMPRADORES (DNIAutoComprador, NombreComprador)</text:span></text:p>
      <text:p text:style-name="P40" loext:marker-style-name="T9"><text:span text:style-name="T15">COCHES (CodCoche, Modelo, Marca, Precio, Color)</text:span></text:p>
      <text:p text:style-name="P39" loext:marker-style-name="T9"/>
      <text:p text:style-name="P40" loext:marker-style-name="T9"><text:span text:style-name="T15">3FN: </text:span></text:p>
      <text:p text:style-name="P40" loext:marker-style-name="T9"><text:span text:style-name="T15">VENDEDORES (DNIVendedor(PK), NombreVendedor)</text:span></text:p>
      <text:p text:style-name="P40" loext:marker-style-name="T9"><text:span text:style-name="T15">COMPRADORES (DNIAutoComprador (PK), NombreAutoComprador)</text:span></text:p>
      <text:p text:style-name="P40" loext:marker-style-name="T9"><text:span text:style-name="T15">COCHES (CodCoche, Modelo, Marca, Precio, Color)</text:span></text:p>
      <text:p text:style-name="P40" loext:marker-style-name="T9"><text:span text:style-name="T15">VENTAS (CodVenta(PK) ,Fecha, DNIVendedor(FK), DNIAutoComprador(FK), CodCoche(FK)) </text:span></text:p>
      <text:p text:style-name="P39" loext:marker-style-name="T9"/>
      <text:p text:style-name="P39" loext:marker-style-name="T9"/>
      <text:p text:style-name="P41" loext:marker-style-name="T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 MT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2cm" fo:margin-top="0.351cm" fo:margin-bottom="0cm" style:contextual-spacing="false" fo:text-indent="-0.635cm" style:auto-text-indent="false"/>
      <style:text-properties style:font-name="Cambria" fo:font-family="Cambria" style:font-family-generic="roman" style:font-pitch="variable" fo:language="es" fo:country="E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itle" style:family="paragraph" style:parent-style-name="Standard" style:class="chapter">
      <style:paragraph-properties fo:margin-left="0.002cm" fo:margin-top="0.185cm" fo:margin-bottom="0cm" style:contextual-spacing="false"/>
      <style:text-properties style:font-name="Calibri" fo:font-family="Calibri" style:font-family-generic="roman" style:font-pitch="variable" fo:font-size="14pt" fo:language="es" fo:country="ES" fo:font-weight="bold" style:font-name-asian="Calibri2" style:font-family-asian="Calibri" style:font-family-generic-asian="system" style:font-pitch-asian="variable" style:font-size-asian="14pt" style:language-asian="en" style:country-asian="US" style:font-weight-asian="bold" style:font-name-complex="Calibri2" style:font-family-complex="Calibri" style:font-family-generic-complex="system" style:font-pitch-complex="variable" style:font-size-complex="14pt" style:language-complex="ar" style:country-complex="SA" style:font-weight-complex="bold"/>
    </style:style>
    <style:style style:name="Heading_20_1" style:display-name="Heading 1" style:family="paragraph" style:parent-style-name="Standard" style:default-outline-level="2" style:list-style-name="" style:class="chapter">
      <style:paragraph-properties fo:margin-left="0.457cm" fo:margin-top="0.429cm" fo:margin-bottom="0cm" style:contextual-spacing="false" fo:text-indent="-0.455cm" style:auto-text-indent="false"/>
      <style:text-properties style:font-name="Calibri" fo:font-family="Calibri" style:font-family-generic="roman" style:font-pitch="variable" fo:font-size="13pt" fo:language="es" fo:country="ES" fo:font-weight="bold" style:font-name-asian="Calibri2" style:font-family-asian="Calibri" style:font-family-generic-asian="system" style:font-pitch-asian="variable" style:font-size-asian="13pt" style:language-asian="en" style:country-asian="US" style:font-weight-asian="bold" style:font-name-complex="Calibri2" style:font-family-complex="Calibri" style:font-family-generic-complex="system" style:font-pitch-complex="variable" style:font-size-complex="13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fo:color="#4e80bc" loext:opacity="100%" style:font-name="Calibri" fo:font-family="Calibri" style:font-family-generic="roman" style:font-pitch="variable" fo:font-size="13pt" fo:letter-spacing="-0.002cm" fo:language="es" fo:country="ES" fo:font-style="normal" fo:font-weight="bold" style:font-name-asian="Calibri2" style:font-family-asian="Calibri" style:font-family-generic-asian="system" style:font-pitch-asian="variable" style:font-size-asian="13pt" style:language-asian="en" style:country-asian="US" style:font-style-asian="normal" style:font-weight-asian="bold" style:font-name-complex="Calibri2" style:font-family-complex="Calibri" style:font-family-generic-complex="system" style:font-pitch-complex="variable" style:font-size-complex="13pt" style:language-complex="ar" style:country-complex="SA" style:font-style-complex="normal" style:font-weight-complex="bold" style:text-scale="100%"/>
    </style:style>
    <style:style style:name="ListLabel_20_2" style:display-name="ListLabel 2" style:family="text">
      <style:text-properties style:font-name="Calibri1" fo:font-family="Calibri" style:font-family-generic="swiss" style:font-pitch="variable" fo:font-size="11pt" fo:letter-spacing="normal" fo:language="es" fo:country="ES" fo:font-style="normal" fo:font-weight="normal" style:font-size-asian="11pt" style:language-asian="en" style:country-asian="US" style:font-style-asian="normal" style:font-weight-asian="normal" style:font-name-complex="Arial MT" style:font-family-complex="'Arial MT'" style:font-family-generic-complex="system" style:font-pitch-complex="variable" style:font-size-complex="11pt" style:language-complex="ar" style:country-complex="SA" style:font-style-complex="normal" style:font-weight-complex="normal" style:text-scale="101%"/>
    </style:style>
    <style:style style:name="ListLabel_20_3" style:display-name="ListLabel 3" style:family="text">
      <style:text-properties style:font-name="Calibri" fo:font-family="Calibri" style:font-family-generic="roman" style:font-pitch="variable"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style:font-name="Calibri" fo:font-family="Calibri" style:font-family-generic="roman" style:font-pitch="variable"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style:font-name="Calibri" fo:font-family="Calibri" style:font-family-generic="roman" style:font-pitch="variable"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style:font-name="Calibri" fo:font-family="Calibri" style:font-family-generic="roman" style:font-pitch="variable"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style:font-name="Calibri" fo:font-family="Calibri" style:font-family-generic="roman" style:font-pitch="variable"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style:font-name="Calibri" fo:font-family="Calibri" style:font-family-generic="roman" style:font-pitch="variable"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style:font-name="Calibri" fo:font-family="Calibri" style:font-family-generic="roman" style:font-pitch="variable"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459cm" fo:margin-left="0.46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4cm"/>
        </style:list-level-properties>
        <style:text-properties fo:font-family="'Arial MT'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82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47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58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13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1ee6c" officeooo:paragraph-rsid="0011ee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aniel Santana Bueno<text:tab/><text:tab/>Bases de datos 1º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23:43:17.014380600</meta:creation-date>
    <dc:date>2025-11-16T23:44:22.502361000</dc:date>
    <meta:editing-duration>PT1M5S</meta:editing-duration>
    <meta:editing-cycles>1</meta:editing-cycles>
    <meta:document-statistic meta:table-count="0" meta:image-count="0" meta:object-count="0" meta:page-count="5" meta:paragraph-count="111" meta:word-count="648" meta:character-count="5965" meta:non-whitespace-character-count="5412"/>
    <meta:generator>LibreOffice/25.2.6.2$Windows_X86_64 LibreOffice_project/729c5bfe710f5eb71ed3bbde9e06a6065e9c6c5d</meta:generator>
  </office:meta>
</office:document-meta>
</file>